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style:font-name="Arial"/>
    </style:style>
    <style:style style:name="P2" style:family="paragraph" style:parent-style-name="Code">
      <style:text-properties fo:font-weight="normal" style:font-weight-asian="normal" style:font-weight-complex="normal"/>
    </style:style>
    <style:style style:name="P3" style:family="paragraph" style:parent-style-name="Code">
      <style:text-properties fo:font-weight="bold" style:font-weight-asian="bold" style:font-weight-complex="bold"/>
    </style:style>
    <style:style style:name="P4" style:family="paragraph" style:parent-style-name="Code">
      <style:text-properties fo:font-style="normal" fo:font-weight="bold" style:font-style-asian="normal" style:font-weight-asian="bold" style:font-style-complex="normal" style:font-weight-complex="bold"/>
    </style:style>
    <style:style style:name="P5" style:family="paragraph" style:parent-style-name="Body_20_Text">
      <style:text-properties style:font-name="Arial"/>
    </style:style>
    <style:style style:name="P6" style:family="paragraph" style:parent-style-name="Body_20_Text">
      <style:text-properties style:font-name="Arial" fo:font-weight="normal" style:font-weight-asian="normal" style:font-weight-complex="normal"/>
    </style:style>
    <style:style style:name="P7" style:family="paragraph" style:parent-style-name="Body_20_Text">
      <style:text-properties fo:font-weight="normal" style:font-weight-asian="normal" style:font-weight-complex="normal"/>
    </style:style>
    <style:style style:name="P8" style:family="paragraph" style:parent-style-name="Body_20_Text">
      <style:paragraph-properties fo:margin-left="0in" fo:margin-right="0in" fo:text-indent="0in" style:auto-text-indent="false"/>
    </style:style>
    <style:style style:name="P9" style:family="paragraph" style:parent-style-name="Body_20_Text"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0pt" fo:font-style="normal" style:text-underline-style="none" fo:font-weight="normal" style:font-name-asian="NSimSun" style:font-size-asian="10pt" style:font-style-asian="normal" style:font-weight-asian="normal" style:font-name-complex="Courier New" style:font-size-complex="10pt" style:font-style-complex="normal" style:font-weight-complex="normal"/>
    </style:style>
    <style:style style:name="P10" style:family="paragraph" style:parent-style-name="Body_20_Text"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P11" style:family="paragraph" style:parent-style-name="Body_20_Text"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2" style:family="paragraph" style:parent-style-name="Body_20_Text">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P13" style:family="paragraph" style:parent-style-name="Body_20_Text">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4" style:family="paragraph" style:parent-style-name="Body_20_Text">
      <style:paragraph-properties fo:margin-left="-0.0098in" fo:margin-right="0in" fo:margin-top="0in" fo:margin-bottom="0in" fo:text-align="start" style:justify-single-word="false"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5" style:family="paragraph" style:parent-style-name="Body_20_Text">
      <style:paragraph-properties fo:margin-left="-0.0098in" fo:margin-right="0in" fo:text-indent="0in" style:auto-text-indent="false"/>
    </style:style>
    <style:style style:name="P16" style:family="paragraph" style:parent-style-name="SubTitles">
      <style:text-properties fo:font-weight="normal" style:font-weight-asian="normal" style:font-weight-complex="normal"/>
    </style:style>
    <style:style style:name="P17" style:family="paragraph" style:parent-style-name="SubTitles">
      <style:text-properties fo:font-size="10pt" style:font-size-asian="10pt" style:font-size-complex="10pt"/>
    </style:style>
    <style:style style:name="P18" style:family="paragraph" style:parent-style-name="Body_20_Text">
      <style:text-properties fo:font-weight="normal" style:font-weight-asian="normal" style:font-weight-complex="normal"/>
    </style:style>
    <style:style style:name="T1" style:family="text">
      <style:text-properties fo:background-color="#ffff00"/>
    </style:style>
    <style:style style:name="T2" style:family="text">
      <style:text-properties fo:font-variant="normal" fo:text-transform="none" fo:color="#222222" style:font-name="Roboto" fo:font-size="12pt" fo:letter-spacing="normal" fo:font-style="normal" fo:font-weight="normal"/>
    </style:style>
    <style:style style:name="T3"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T9" style:family="text">
      <style:text-properties fo:color="#000000" style:font-name="Arial"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Treehouse – Rails</text:p>
      <text:p text:style-name="Standard"/>
      <text:p text:style-name="Section_20_Heading">Booleans</text:p>
      <text:p text:style-name="Body_20_Text">Precedence refers to the order in which statements are evaluated in a program. The different boolean values, true, false, and nil, have different precedence in a program. The same is true with different operators like the and and or operators. These can all be combined to make our programs behave differently. It’s important to understand precedence when writing programs in Ruby and precedence can be a little bit nuanced. </text:p>
      <text:p text:style-name="Body_20_Text"/>
      <text:p text:style-name="Body_20_Text"><text:span text:style-name="Source_20_Text">1 &amp;&amp; 2</text:span></text:p>
      <text:p text:style-name="Body_20_Text">This <text:span text:style-name="T1">returns 2</text:span> because it is evaluated from right to left, which evaluates to not false.</text:p>
      <text:p text:style-name="Body_20_Text"/>
      <text:p text:style-name="Body_20_Text"><text:span text:style-name="Source_20_Text">1 &amp;&amp; 2 == 1 &amp;&amp; 2</text:span></text:p>
      <text:p text:style-name="Body_20_Text">This <text:span text:style-name="T1">returns false</text:span> because == has higher precedence than <text:span text:style-name="Source_20_Text">&amp;&amp;</text:span>. It compiles to the following:</text:p>
      <text:p text:style-name="Body_20_Text"><text:span text:style-name="Source_20_Text">1 &amp;&amp; (2 == 1) &amp;&amp; 2</text:span></text:p>
      <text:p text:style-name="Body_20_Text">Which is really:</text:p>
      <text:p text:style-name="Body_20_Text"><text:span text:style-name="Source_20_Text">1 &amp;&amp; false &amp;&amp; 2</text:span></text:p>
      <text:p text:style-name="Body_20_Text">In this case, both of those <text:span text:style-name="T1">evaluate to false</text:span>.</text:p>
      <text:p text:style-name="Body_20_Text"/>
      <text:p text:style-name="Body_20_Text">In order to make that statement evaluate as we expect, it would need to be written in the following way:</text:p>
      <text:p text:style-name="Body_20_Text"><text:span text:style-name="Source_20_Text">1 &amp;&amp; 2 == (1 &amp;&amp; 2)</text:span></text:p>
      <text:p text:style-name="Body_20_Text"><text:span text:style-name="Source_20_Text"/></text:p>
      <text:p text:style-name="SubTitles"><text:span text:style-name="Source_20_Text"><text:span text:style-name="T5">Conditional</text:span></text:span></text:p>
      <text:p text:style-name="Body_20_Text"><text:span text:style-name="Source_20_Text"/></text:p>
      <text:p text:style-name="Body_20_Text"><text:span text:style-name="Source_20_Text"/></text:p>
      <text:p text:style-name="P9">The new value will only be assigned to the variable if it doesn't exist. </text:p>
      <text:p text:style-name="Body_20_Text"/>
      <text:p text:style-name="Body_20_Text">Something that's kind of a convention in Ruby when a method changes the receiver, it can be considered a <text:span text:style-name="T1">bang method and you can write it with an exclamation point.</text:span> <text:s/>- Bang methods <text:span text:style-name="T2">usually modify the object that they're being called on.</text:span> So since we are modifying the internal state of this to do</text:p>
      <text:p text:style-name="P8">item we're going to just add this exclamation point right here. This isn't totally necessary, but it does make it a little bit easier to read the program.</text:p>
      <text:p text:style-name="Body_20_Text"/>
      <text:p text:style-name="SubTitles">Blocks</text:p>
      <text:p text:style-name="Body_20_Text"/>
      <text:p text:style-name="Body_20_Text">You can't put a return statement inside a block. If you are going to return something from a block, it needs to use an implicit return, which would just be the return value of the last line of the block.</text:p>
      <text:p text:style-name="Code">3.times do</text:p>
      <text:p text:style-name="Code"><text:s text:c="2"/>puts "Hello world!"</text:p>
      <text:p text:style-name="Code"><text:s text:c="2"/>puts "This is the second line."</text:p>
      <text:p text:style-name="Code"><text:s text:c="2"/>true</text:p>
      <text:p text:style-name="Code">end</text:p>
      <text:p text:style-name="Code"/>
      <text:p text:style-name="Body_20_Text"/>
      <text:p text:style-name="Code">def block_method</text:p>
      <text:p text:style-name="Code"><text:s text:c="2"/>puts "This is the first line in block_method."</text:p>
      <text:p text:style-name="Code">end</text:p>
      <text:p text:style-name="Code"/>
      <text:p text:style-name="Code">block_method do</text:p>
      <text:p text:style-name="Code"><text:s text:c="2"/>puts "This statement is called from the block."</text:p>
      <text:p text:style-name="Code">end</text:p>
      <text:p text:style-name="Code"/>
      <text:p text:style-name="Body_20_Text"><text:s/>Output - "This is the first line in block_method."</text:p>
      <text:p text:style-name="Body_20_Text"/>
      <text:p text:style-name="Body_20_Text">because, even though we sent in a block, we haven't told our method what happens to it, or what to do with the block. The way we do that is with a special keyword in Ruby called yield.</text:p>
      <text:p text:style-name="Body_20_Text"/>
      <text:p text:style-name="Body_20_Text">When we put the yield keyword in here, Ruby is going to know to come out of the block where the yield statement is, then execute the code inside the block which in this case is going to be our put statement.</text:p>
      <text:p text:style-name="Body_20_Text"><text:soft-page-break/></text:p>
      <text:p text:style-name="Code">def block_method</text:p>
      <text:p text:style-name="Code"><text:s text:c="2"/>puts "This is the first line in block_method."</text:p>
      <text:p text:style-name="Code"><text:s text:c="2"/>yield</text:p>
      <text:p text:style-name="Code">end</text:p>
      <text:p text:style-name="Code"/>
      <text:p text:style-name="Code">block_method do</text:p>
      <text:p text:style-name="Code"><text:s text:c="2"/>puts "This statement is called from the block."</text:p>
      <text:p text:style-name="Code">end</text:p>
      <text:p text:style-name="Code"/>
      <text:p text:style-name="Body_20_Text"><text:s/>Output - </text:p>
      <text:p text:style-name="Body_20_Text">This is the first line in block_method.</text:p>
      <text:p text:style-name="Body_20_Text">This statement is called from the block.</text:p>
      <text:p text:style-name="Body_20_Text"/>
      <text:p text:style-name="Body_20_Text"/>
      <text:p text:style-name="Body_20_Text"/>
      <text:p text:style-name="Code"><text:span text:style-name="Source_20_Text"><text:span text:style-name="T5">def block_method</text:span></text:span></text:p>
      <text:p text:style-name="Code"><text:span text:style-name="Source_20_Text"><text:span text:style-name="T5"><text:s text:c="2"/>puts "This is the first line in block_method."</text:span></text:span></text:p>
      <text:p text:style-name="Code"><text:span text:style-name="Source_20_Text"><text:span text:style-name="T5"><text:s text:c="2"/>yield</text:span></text:span></text:p>
      <text:p text:style-name="Code"><text:span text:style-name="Source_20_Text"><text:span text:style-name="T5"><text:s text:c="2"/>puts "This statement is after the yield keyword."</text:span></text:span></text:p>
      <text:p text:style-name="Code"><text:span text:style-name="Source_20_Text"><text:span text:style-name="T5">end</text:span></text:span></text:p>
      <text:p text:style-name="P1"/>
      <text:p text:style-name="Code"><text:span text:style-name="Source_20_Text"><text:span text:style-name="T5">block_method do</text:span></text:span></text:p>
      <text:p text:style-name="Code"><text:span text:style-name="Source_20_Text"><text:span text:style-name="T5"><text:s text:c="2"/>puts "This statement is called from the block."</text:span></text:span></text:p>
      <text:p text:style-name="Code"><text:span text:style-name="Source_20_Text"><text:span text:style-name="T5">end</text:span></text:span></text:p>
      <text:p text:style-name="P5"/>
      <text:p text:style-name="P5">This will print out:</text:p>
      <text:p text:style-name="Body_20_Text"><text:span text:style-name="Source_20_Text"><text:span text:style-name="T5">This is the first line in block_method. <text:s text:c="38"/></text:span></text:span></text:p>
      <text:p text:style-name="Body_20_Text"><text:span text:style-name="Source_20_Text"><text:span text:style-name="T5">This statement is called from the block. <text:s text:c="37"/></text:span></text:span></text:p>
      <text:p text:style-name="Body_20_Text"><text:span text:style-name="Source_20_Text"><text:span text:style-name="T5">This statement is after the yield keyword. <text:s text:c="2"/></text:span></text:span></text:p>
      <text:p text:style-name="Body_20_Text"><text:span text:style-name="Source_20_Text"><text:span text:style-name="T5"><text:s text:c="3"/></text:span></text:span><text:span text:style-name="Source_20_Text"><text:s text:c="30"/></text:span></text:p>
      <text:p text:style-name="Body_20_Text">This statement is after the yield keyword is printed out right after this statement is called from the block.</text:p>
      <text:p text:style-name="Body_20_Text">So Ruby runs this block method, encounters this put statement, runs it, gets to the yield.</text:p>
      <text:p text:style-name="Body_20_Text">Then this entire code block is executed, and we return to what comes after it, which is the put statement.</text:p>
      <text:p text:style-name="Body_20_Text"/>
      <text:p text:style-name="Code">class SimpleBenchmarker</text:p>
      <text:p text:style-name="Code"><text:s/>def run(description, &amp;block)</text:p>
      <text:p text:style-name="Code"><text:s text:c="4"/>start_time = Time.now</text:p>
      <text:p text:style-name="Code"><text:s text:c="4"/>block.call # same as yield</text:p>
      <text:p text:style-name="Code"><text:s text:c="4"/>end_time = Time.now</text:p>
      <text:p text:style-name="Code"><text:s text:c="4"/>elapsed = end_time - start_time</text:p>
      <text:p text:style-name="Code"><text:s text:c="4"/>puts "\n"</text:p>
      <text:p text:style-name="Code"><text:s text:c="4"/>puts "#{description} results"</text:p>
      <text:p text:style-name="Code"><text:s text:c="4"/>puts "Elapsed time: #{elapsed} seconds"</text:p>
      <text:p text:style-name="Code"><text:s text:c="3"/>end</text:p>
      <text:p text:style-name="Code">end</text:p>
      <text:p text:style-name="Code"/>
      <text:p text:style-name="P2">#instantiate the class and assign it to a variable</text:p>
      <text:p text:style-name="Code">benchmarker = SimpleBenchmarker.new</text:p>
      <text:p text:style-name="Code">#<text:span text:style-name="T4">call the object - send a desription </text:span></text:p>
      <text:p text:style-name="Code">benchmarker.run "Sleep a random amount of time" do</text:p>
      <text:p text:style-name="Code"><text:s text:c="2"/><text:span text:style-name="T4">#here's where the work gets done</text:span></text:p>
      <text:p text:style-name="Code"><text:s text:c="2"/>5.times do </text:p>
      <text:p text:style-name="Code"><text:s text:c="4"/>print "."</text:p>
      <text:p text:style-name="Code"><text:s text:c="4"/>sleep(rand(0.1..1.0))</text:p>
      <text:p text:style-name="Code"><text:s text:c="2"/>end</text:p>
      <text:p text:style-name="Code">end</text:p>
      <text:p text:style-name="Code"/>
      <text:p text:style-name="Section_20_Heading">Sinatra Notes</text:p>
      <text:p text:style-name="Code"/>
      <text:p text:style-name="SubTitles">URL parameters</text:p>
      <text:p text:style-name="Body_20_Text"/>
      <text:p text:style-name="Body_20_Text">We want to be able to type in "/Nick Pettit" or "/Robots" or any other page we've created a text file for, and have it load. But there's no way we can create separate Sinatra routes for all those. Not only would our app code be really long, we can't possibly anticipate every page that users might want to create. So instead, we're going to create a single route that will match any page users might attempt to visit. And we'll do it using a "URL <text:soft-page-break/>parameter". </text:p>
      <text:p text:style-name="Body_20_Text">A URL parameter allows users to substitute any string they want for part of the request path. That string will then be accessible within your Sinatra route.</text:p>
      <text:p text:style-name="Body_20_Text"/>
      <text:p text:style-name="Body_20_Text">First let's set up a route with a URL parameter. We want this to respond to HTTP get requests.</text:p>
      <text:p text:style-name="Body_20_Text">So we'll use the get method as we did before.</text:p>
      <text:p text:style-name="Code">get "/:title" do</text:p>
      <text:p text:style-name="Code"><text:s text:c="2"/>params[:title]</text:p>
      <text:p text:style-name="Code">end</text:p>
      <text:p text:style-name="Body_20_Text"/>
      <text:p text:style-name="Body_20_Text">The next segment of the path will be our URL parameter.</text:p>
      <text:p text:style-name="Body_20_Text"><text:s/>Parameters are marked with a colon followed by a parameter name. We want this parameter to be the title of the page we want to view. So, we'll call it title, :title. And as always the route needs a block to call when it gets a matching request. Let's set the route up so that we can look at the parameter we're getting from the URL parameters gets stored along with other parameters in the params hash. You can access params within any Sinatra route block. The keys of the params hash are the names of the parameters you can use either a symbol or a string whichever you prefer both will access the same parameter. So to access the title parameter we give it the symbol, title as a key. Our title URL parameter is now the return value of the block. So that's what will be returned in the response to the browser.</text:p>
      <text:p text:style-name="Body_20_Text"/>
      <text:p text:style-name="Body_20_Text">Now that we've got a page title, we can pass it to the page content method to load text files from the pages directly.</text:p>
      <text:p text:style-name="Body_20_Text">So, instead of just returning the title parameter, we'll pass it to page content as an argument, page_content (params(:title): will be our new argument. And since that's the last expression on the block, the page text will be the new return value.</text:p>
      <text:p text:style-name="Body_20_Text"/>
      <text:p text:style-name="Body_20_Text">Instead of the Nick Pettit title parameter we'll see the content of the text from the page's directory.</text:p>
      <text:p text:style-name="Body_20_Text"/>
      <text:p text:style-name="SubTitles">Embedding Page Data with ERB</text:p>
      <text:p text:style-name="Body_20_Text">The most common way to do that is by using instance variables. A Sinatra route shares a context with the Ruby code inside ERB templates. One major benefit is that code in an ERB template can access instance variables that you set in the Sinatra route. </text:p>
      <text:p text:style-name="Body_20_Text"/>
      <text:p text:style-name="Code">get "/:title" do</text:p>
      <text:p text:style-name="Code"><text:s text:c="2"/>@title = params[:title]</text:p>
      <text:p text:style-name="Code"><text:s text:c="2"/>@content = page_content(@title)</text:p>
      <text:p text:style-name="Code"><text:s text:c="2"/>erb :show</text:p>
      <text:p text:style-name="Code">end</text:p>
      <text:p text:style-name="Code"/>
      <text:p text:style-name="Command_20_Line">URL - http://localhost:4567/John-WhiteOak</text:p>
      <text:p text:style-name="Command_20_Line"/>
      <text:h text:style-name="Heading_20_1" text:outline-level="1">Saving Text Files</text:h>
      <text:p text:style-name="Code">def save_content(title, content)</text:p>
      <text:p text:style-name="Code"><text:s text:c="2"/>File.open("pages/#{title}.txt", "w") do |file|</text:p>
      <text:p text:style-name="Code"><text:s text:c="4"/>file.print(content)</text:p>
      <text:p text:style-name="Code"><text:s text:c="2"/>end</text:p>
      <text:p text:style-name="Code">end</text:p>
      <text:p text:style-name="Body_20_Text"/>
      <text:p text:style-name="Section_20_Heading">Route Priority</text:p>
      <text:p text:style-name="Body_20_Text">In Wiki.rb</text:p>
      <text:p text:style-name="Body_20_Text"/>
      <text:p text:style-name="Code">get "/:title" do</text:p>
      <text:p text:style-name="Code"><text:s text:c="2"/>@title = params[:title]</text:p>
      <text:p text:style-name="Code"><text:s text:c="2"/>@content = page_content(@title)</text:p>
      <text:p text:style-name="Code"><text:s text:c="2"/>erb :show</text:p>
      <text:p text:style-name="Code">end</text:p>
      <text:p text:style-name="Code"/>
      <text:p text:style-name="Code">get "/new" do</text:p>
      <text:p text:style-name="Code"><text:s text:c="2"/>erb :new</text:p>
      <text:p text:style-name="Code">end</text:p>
      <text:p text:style-name="Body_20_Text"><text:soft-page-break/></text:p>
      <text:p text:style-name="Body_20_Text">When we run wiki.rb, <text:s/>we get a page that says “<text:span text:style-name="T7">new</text:span>”, not the content of the new.erb file</text:p>
      <text:p text:style-name="Body_20_Text"/>
      <text:p text:style-name="Body_20_Text">The problem here is that Sinatra is seeing a request for the new path and it thinks that new is a page title.</text:p>
      <text:p text:style-name="Body_20_Text">This is because when multiple routes matched a request path, the one that was <text:span text:style-name="T1">defined first takes priority</text:span>. So the <text:span text:style-name="T1">route with a title parameter is taking priority over the route with the path of new</text:span>. And the new part of our path is being treated as a title. To fix this, we need to move the new route before the route with the URL parameters, so we can take priority.</text:p>
      <text:p text:style-name="Body_20_Text"/>
      <text:p text:style-name="Body_20_Text">Moving the get request to a position in front of the title get request will cause the program to prioritize the new get request and will get the new.erb file when the link to is is clicked.</text:p>
      <text:p text:style-name="Body_20_Text"/>
      <text:p text:style-name="SubTitles">HTML Forms</text:p>
      <text:p text:style-name="Body_20_Text">Code – C:\Users\JMS2\Rails\TreeHouse\Sinatra\views/new.erb</text:p>
      <text:p text:style-name="Body_20_Text"/>
      <text:p text:style-name="SubTitles">Submitting the Form</text:p>
      <text:p text:style-name="Body_20_Text"/>
      <text:p text:style-name="Body_20_Text">When you're adding new data to a server that will be accessible at a new path, you're supposed to use an <text:span text:style-name="T1">HTTP POST request</text:span> instead of a GET request.</text:p>
      <text:p text:style-name="Body_20_Text">One very visible benefit to switching to POST request right now, and it's that form parameters are submitted in the request body rather than encoded in the URL. </text:p>
      <text:p text:style-name="Text_20_body"/>
      <text:p text:style-name="Body_20_Text">We're gonna edit the HTML form to submit via POST instead. We do this by adding a method attribute to the form element, and we're gonna give it a value of post. And just as GET request need a particular path on the server to retrieve, POST request need a particular path to send their data to.</text:p>
      <text:p text:style-name="Body_20_Text">Whereas the path for GET request is specified the using the URL, the path for POST request is specified in the form HTML.</text:p>
      <text:p text:style-name="Body_20_Text">To set that up we'll need an action attribute. Because we're creating a new wiki page.</text:p>
      <text:p text:style-name="Code">&lt;form method="post" action="/create"&gt;</text:p>
      <text:p text:style-name="Body_20_Text"><text:s/>When we click Submit , the browser goes to the /create path. We <text:s/>see the error, “Sinatra doesn't know this ditty” because we haven't set up a Sinatra route that can handle this type of request yet.</text:p>
      <text:p text:style-name="Body_20_Text"/>
      <text:p text:style-name="Body_20_Text">We can confirm or sending a POST request now by using our browser's developer tools. Go back to the new page form here. Open developer tools. Click on the Network tab. It says Recording network activity.<text:span text:style-name="Emphasis"> </text:span><text:s/></text:p>
      <text:p text:style-name="Body_20_Text">Perform a request. Resubmit the form to perform the POST request.</text:p>
      <text:p text:style-name="Body_20_Text">The server still failed to respond, which is why it's highlighted in red. <text:s/>But you can see that the method is POST. <text:s/>If we click on the request, we can view its details. We can scroll down to Request Headers and click View Source, and we'll see that it did indeed send a POST request for the create path. We can also scroll down to the bottom to view the Form Data that was submitted. There's our title field and a content field. So now our browser is sending POST requests with the form data.</text:p>
      <text:p text:style-name="Body_20_Text">Our next step is to set up our Sinatra app to actually process that data.</text:p>
      <text:p text:style-name="Text_20_body"/>
      <text:p text:style-name="SubTitles">A Route for POST Requests</text:p>
      <text:p text:style-name="Body_20_Text"/>
      <text:p text:style-name="Body_20_Text">Go to wiki.rb and add a route for Post</text:p>
      <text:p text:style-name="Code">post "/create" do</text:p>
      <text:p text:style-name="Code"><text:s text:c="2"/>"Hello from the post/create route"</text:p>
      <text:p text:style-name="Code">end</text:p>
      <text:p text:style-name="Body_20_Text"/>
      <text:p text:style-name="Body_20_Text">By the way, you may be remembering how our get new route conflicted with the URL parameter in the get title route. You may be wondering if it's okay to define our post create route down here at the bottom of the file. There's no need to worry. None of the get routes will match our post request no matter what the path is because the request type is different. We might need to be concerned if there were another post route with a URL parameter. But since this is the only post route, we can define it anywhere in the file we want.</text:p>
      <text:p text:style-name="Body_20_Text"/>
      <text:p text:style-name="Body_20_Text">we need a route to take our form data and save a new Wiki page for us. Remember our route to view an individual page which got the page title from a URL parameter? That parameter was made available within the <text:soft-page-break/>route block through the params hash. Form parameters from POST requests also get placed into the params hash. We can look at the form parameters by calling the inspect method on params which converts the hash to a string. </text:p>
      <text:p text:style-name="Code">post "/create" do</text:p>
      <text:p text:style-name="Code"><text:s text:c="2"/>params.inspect</text:p>
      <text:p text:style-name="Code">end</text:p>
      <text:p text:style-name="Body_20_Text">Now if we restart the server, and fill out the form and submit it, we'll see the title we entered under the title key. And the content we entered under the content key. </text:p>
      <text:p text:style-name="Code"><text:span text:style-name="T3">{"title"=&gt;"Test", "content"=&gt;"Test Content"}</text:span> </text:p>
      <text:p text:style-name="Body_20_Text"/>
      <text:p text:style-name="Body_20_Text">Let's copy this string, and paste it temporarily in a comment right above our route so we can refer to it. </text:p>
      <text:p text:style-name="Body_20_Text"/>
      <text:p text:style-name="Body_20_Text">So remember the save content method we set up previously? It takes the title string and the content string. And saves the content to a text file for us. And now we finally have the title and the content ready to pass to it is input. We'll call save_content within our route block. For the title, we'll pass it the value from the title key of the params hash. And for the content, we'll pass it the value from the content key, params["content"].</text:p>
      <text:p text:style-name="Code">post "/create" do</text:p>
      <text:p text:style-name="Code"><text:s text:c="2"/>#<text:span text:style-name="T4">params.inspect</text:span></text:p>
      <text:p text:style-name="P2"><text:s text:c="2"/>#result of params.inspect is</text:p>
      <text:p text:style-name="P2"><text:s text:c="2"/># {"title"=&gt;"Test", "content"=&gt;"Test Content"}</text:p>
      <text:p text:style-name="Code"><text:s text:c="2"/>#<text:span text:style-name="T4">pass this to the save_content process</text:span></text:p>
      <text:p text:style-name="Code"><text:s text:c="2"/>save_content(params["title"], params["comtent"])</text:p>
      <text:p text:style-name="Code">end</text:p>
      <text:p text:style-name="Body_20_Text"/>
      <text:p text:style-name="Body_20_Text">Let's restart our server again. We'll visit the new page form. It's already filled out from our prior submission, and let's submit it again. We'll see only a blank page in response. But if we go back to our workspace, refresh our file list, And look in the pages directory, we'll see a text file with the page title we entered as its name and the contents we entered as its content. If we go back to the preview again, fill out the form again, And submit it again, we'll get another blank page but, we can go back to the workspace, refresh again. And we'll see another new file based on our form contents. We're successfully saving our form data.</text:p>
      <text:p text:style-name="Body_20_Text"/>
      <text:p text:style-name="Body_20_Text">There is one more detail to take care of. <text:span text:style-name="T1">We don't want the browser to just show a blank page after we submit the form. So the final thing we'll do is tell the browser to make a GET request to show the new page after it's saved.</text:span> To do that will add a call to the redirect method at the end of a route block. The redirect method tells Sinatra to send a redirect response to the browser, redirects cause the browser to send the GET requests for a particular URL or path. Whatever string you pass to the redirect method, that's the URL or path the browser will be redirected to. The path for the new page will consist of a slash followed by the page title. So we'll use the title parameter to construct the path for the redirect. So we'll start the string with a slash and then interpolate the title parameter, Into the string. </text:p>
      <text:p text:style-name="Code">post "/create" do</text:p>
      <text:p text:style-name="Code"><text:s text:c="2"/><text:span text:style-name="T4">#params.inspect</text:span></text:p>
      <text:p text:style-name="P2"><text:s text:c="2"/>#resule of params.inspect is</text:p>
      <text:p text:style-name="P2"><text:s text:c="2"/># {"title"=&gt;"Test", "content"=&gt;"Test Content"}</text:p>
      <text:p text:style-name="P2"><text:s text:c="2"/>#pass this to the save_content process</text:p>
      <text:p text:style-name="Code"><text:s text:c="2"/>save_content(params["title"], params["content"])</text:p>
      <text:p text:style-name="Code"><text:s text:c="2"/><text:span text:style-name="T1">redirect "/#{params["title"]}"</text:span></text:p>
      <text:p text:style-name="Code">end</text:p>
      <text:p text:style-name="Body_20_Text"/>
      <text:p text:style-name="Body_20_Text">Let's restart the server again. Now we can go back to the new page form. Submit a new page. And once the page is saved we'll be redirected to view it. This works fine until we try to submit a new page that has a space in the title. At that point the page will seem to lock up and may eventually return a 502 bad gateway message. We've seen that when Sinatra starts up it prints a bunch of debug messages to the terminal. If Sinatra encounters any errors while it's running, the error messages get logged in the terminal too. </text:p>
      <text:p text:style-name="Body_20_Text">Let's go back to our workspace and look at the Sinatra log messages in the console. We'll scroll up until we find the problem. InvalidURIError. URI basically means the same thing as URL. We'll also see the URL that the create route tried to redirect us to. <text:span text:style-name="T1">The problem is that spaces aren't a valid character within a URL</text:span>, they need to be encoded. When we're sending a redirect back to the browser, we <text:span text:style-name="T1">need to encode the URL ourselves</text:span>. We can do that with the URI module. </text:p>
      <text:p text:style-name="Body_20_Text"/>
      <text:p text:style-name="Body_20_Text">The URI escape method can escape that is, encode the redirect path for us. First we're going to need to load the URI library at the top of the file, right here and to require "sinatra" we'll type, <text:span text:style-name="T1">require 'uri"</text:span>.Then we'll take our <text:span text:style-name="T1">redirect path and pass it exactly as it is URI.escape.</text:span> The return value of URI.escape will be the same path string <text:soft-page-break/>except that if it contains any bases or other invalid characters, they'll be encoded so the path is valid.</text:p>
      <text:p text:style-name="Body_20_Text"/>
      <text:p text:style-name="SubTitles">A Form to Edit an Existing Page</text:p>
      <text:p text:style-name="P15"/>
      <text:p text:style-name="Code">get "/:title/edit" do</text:p>
      <text:p text:style-name="Code"><text:s text:c="2"/>@title = params[:title]</text:p>
      <text:p text:style-name="Code"><text:s text:c="2"/>#Use the Page_content method (above) to get the file contents</text:p>
      <text:p text:style-name="Code"><text:s text:c="2"/>@content = page_content(@title)</text:p>
      <text:p text:style-name="Code"><text:s text:c="2"/>erb :edit</text:p>
      <text:p text:style-name="Code">end</text:p>
      <text:p text:style-name="Code"/>
      <text:p text:style-name="SubTitles">A Route for PUT Requests</text:p>
      <text:p text:style-name="Body_20_Text"/>
      <text:p text:style-name="Body_20_Text">Generally, the only HTTP requests are Get and Post.</text:p>
      <text:p text:style-name="Body_20_Text">But, Sinatra can support put requests in spite of this limitation. It's been programmed to look for an additional parameter in form data, named _method. The underscore is to prevent conflicts in case you have an actual form field named method. If it sees an underscore method parameter, and its value is put, then Sinatra will treat the post request as if it was a put request.</text:p>
      <text:p text:style-name="Body_20_Text">But how do we add the parameter to our form data? We don't want to add another text field, that would be ugly and confusing to users. That's why HTML forms offer another input type, hidden. We can just add an input tag, set its type attribute to hidden, we can assign the hidden input a name of _method, and a value of put. That way an underscore method parameter will be included with the other form parameters but your users will never see it. Well, not unless they inspect the HTML source of the form, anyway.</text:p>
      <text:p text:style-name="Body_20_Text">Just as with post requests, we need to specify what path put requests should go to. Ideally, this will be the path of the resource we're modifying, which is a slash followed by the page title. So we'll add an action attribute that will specify the path. It needs to start with a slash and then we'll use an erb output tag to embed the title in the attribute.</text:p>
      <text:p text:style-name="Code">&lt;form method ="post" action="/&lt;%= @title %&gt;"&gt;</text:p>
      <text:p text:style-name="Code"><text:s text:c="3"/>&lt;input type="hidden" name="_method" value="put"&gt;</text:p>
      <text:p text:style-name="Body_20_Text">Now we need to create a put route in the main file (wiki.rb)</text:p>
      <text:p text:style-name="Code">put "/:title" do</text:p>
      <text:p text:style-name="Code"><text:s text:c="2"/>save_content(params["title"], params["content"])</text:p>
      <text:p text:style-name="Code"><text:s text:c="2"/>#go back to the page you just wrote</text:p>
      <text:p text:style-name="Code"><text:s text:c="2"/>redirect URI.escape("/#{params["title"]}")</text:p>
      <text:p text:style-name="Code">end</text:p>
      <text:p text:style-name="Code"/>
      <text:p text:style-name="SubTitles">Deleting Pages</text:p>
      <text:p text:style-name="Body_20_Text"/>
      <text:p text:style-name="Body_20_Text">Similar to the edit process, we have to create a “fake” action using the _method input type and making the value of it delete</text:p>
      <text:p text:style-name="Code">&lt;form method = "post" action="/&lt;%= @title %&gt;"&gt;</text:p>
      <text:p text:style-name="Code"><text:s text:c="4"/>&lt;input type="hidden" name="_method" value="delete"&gt;</text:p>
      <text:p text:style-name="Code"><text:s text:c="4"/>&lt;input type="submit" value="Delete this page"&gt;</text:p>
      <text:p text:style-name="Code"><text:s text:c="2"/>&lt;/form&gt;</text:p>
      <text:p text:style-name="Body_20_Text"/>
      <text:p text:style-name="Body_20_Text">Then create a route for delete request</text:p>
      <text:p text:style-name="Code">delete "/:title" do</text:p>
      <text:p text:style-name="Code"><text:s text:c="2"/>delete_content(params[:title])</text:p>
      <text:p text:style-name="Code"><text:s text:c="2"/>redirect "/"</text:p>
      <text:p text:style-name="Code">end</text:p>
      <text:p text:style-name="Body_20_Text"/>
      <text:p text:style-name="SubTitles">Serving a Static CSS File</text:p>
      <text:p text:style-name="SubTitles">Layouts</text:p>
      <text:p text:style-name="Body_20_Text"/>
      <text:p text:style-name="Body_20_Text">Our site has many different ERB templates, each containing HTML code that should go in the middle of a document. But the code at the start and end of each page will always be the same. It would be a shame to have to replicate the same HTML head elements and CSS stylesheet link across every ERB template file in our app. That's why Sinatra offers a better way. We can move the shared outer wrapper code to a single ERB file, called a layout. Then we can embed any of the templates we need within the layout. We get the same wrapper code on every page of our site, but we only need one copy of the code. </text:p>
      <text:p text:style-name="Body_20_Text"/>
      <text:p text:style-name="Body_20_Text">Make a template file – this example uses views/page.erb – put in the doc type, head and body tags and add the <text:soft-page-break/>href of the css file</text:p>
      <text:p text:style-name="Body_20_Text"/>
      <text:p text:style-name="Body_20_Text">In any erb call add the layout option to the page</text:p>
      <text:p text:style-name="Code">erb :welcome, layout: :page</text:p>
      <text:p text:style-name="Body_20_Text"/>
      <text:p text:style-name="Body_20_Text">To make a default layout, create a file called layout.erb – Sinatra will look for this and use it automatically if it exists</text:p>
      <text:p text:style-name="Body_20_Text"/>
      <text:p text:style-name="Section_20_Heading">SQL</text:p>
      <text:p text:style-name="Body_20_Text"/>
      <text:p text:style-name="SubTitles">Joins</text:p>
      <text:p text:style-name="SubTitles">Inner Joins</text:p>
      <text:p text:style-name="P10"/>
      <text:p text:style-name="P12">Exercises</text:p>
      <text:p text:style-name="P12">================</text:p>
      <text:p text:style-name="Body_20_Text"><text:bookmark text:name="task4"/><text:span text:style-name="T5">In a car database there is a </text:span><text:span text:style-name="Source_20_Text"><text:span text:style-name="T5">Model</text:span></text:span><text:span text:style-name="T5"> table with columns, </text:span><text:span text:style-name="Source_20_Text"><text:span text:style-name="T5">ModelID</text:span></text:span><text:span text:style-name="T5">, </text:span><text:span text:style-name="Source_20_Text"><text:span text:style-name="T5">MakeID</text:span></text:span><text:span text:style-name="T5"> and </text:span><text:span text:style-name="Source_20_Text"><text:span text:style-name="T5">ModelName</text:span></text:span><text:span text:style-name="T5"> and a </text:span><text:span text:style-name="Source_20_Text"><text:span text:style-name="T5">Car</text:span></text:span><text:span text:style-name="T5"> table with columns, </text:span><text:span text:style-name="Source_20_Text"><text:span text:style-name="T5">CarID</text:span></text:span><text:span text:style-name="T5">, </text:span><text:span text:style-name="Source_20_Text"><text:span text:style-name="T5">ModelID</text:span></text:span><text:span text:style-name="T5">, </text:span><text:span text:style-name="Source_20_Text"><text:span text:style-name="T5">VIN</text:span></text:span><text:span text:style-name="T5">, </text:span><text:span text:style-name="Source_20_Text"><text:span text:style-name="T5">ModelYear</text:span></text:span><text:span text:style-name="T5"> and </text:span><text:span text:style-name="Source_20_Text"><text:span text:style-name="T5">StickerPrice</text:span></text:span><text:span text:style-name="T5">.</text:span></text:p>
      <text:p text:style-name="P5">For all cars in the database, show Model Name, VIN and Sticker Price in one result set.</text:p>
      <text:p text:style-name="P12"/>
      <text:p text:style-name="P12">Select ModelName, VIN, StickerPrice from Model INNER JOIN Car on Model.ModelID = Car.ModelID; </text:p>
      <text:p text:style-name="P16">==================</text:p>
      <text:p text:style-name="Body_20_Text"><text:bookmark text:name="task"/><text:span text:style-name="T6">In a car database there is a </text:span><text:span text:style-name="Source_20_Text"><text:span text:style-name="T6">Make</text:span></text:span><text:span text:style-name="T6"> table with columns, </text:span><text:span text:style-name="Source_20_Text"><text:span text:style-name="T6">MakeID</text:span></text:span><text:span text:style-name="T6"> and </text:span><text:span text:style-name="Source_20_Text"><text:span text:style-name="T6">MakeName</text:span></text:span><text:span text:style-name="T6">, a </text:span><text:span text:style-name="Source_20_Text"><text:span text:style-name="T6">Model</text:span></text:span><text:span text:style-name="T6"> table with columns, </text:span><text:span text:style-name="Source_20_Text"><text:span text:style-name="T6">ModelID</text:span></text:span><text:span text:style-name="T6">, </text:span><text:span text:style-name="Source_20_Text"><text:span text:style-name="T6">MakeID</text:span></text:span><text:span text:style-name="T6"> and </text:span><text:span text:style-name="Source_20_Text"><text:span text:style-name="T6">ModelName</text:span></text:span><text:span text:style-name="T6"> and a </text:span><text:span text:style-name="Source_20_Text"><text:span text:style-name="T6">Car</text:span></text:span><text:span text:style-name="T6"> table with columns, </text:span><text:span text:style-name="Source_20_Text"><text:span text:style-name="T6">CarID</text:span></text:span><text:span text:style-name="T6">, </text:span><text:span text:style-name="Source_20_Text"><text:span text:style-name="T6">ModelID</text:span></text:span><text:span text:style-name="T6">, </text:span><text:span text:style-name="Source_20_Text"><text:span text:style-name="T6">VIN</text:span></text:span><text:span text:style-name="T6">, </text:span><text:span text:style-name="Source_20_Text"><text:span text:style-name="T6">ModelYear</text:span></text:span><text:span text:style-name="T6"> and </text:span><text:span text:style-name="Source_20_Text"><text:span text:style-name="T6">StickerPrice</text:span></text:span><text:span text:style-name="T6">.</text:span></text:p>
      <text:p text:style-name="P6">For all cars in the database, show Make Name, Model Name, VIN and Sticker Price from the Model and Car tables in one result set.</text:p>
      <text:p text:style-name="SubTitles"/>
      <text:p text:style-name="P3">Select MakeName, ModelName, VIN, StickerPrice from Make INNER JOIN Model on Make.MakeID = Model.MakeID INNER JOIN Car on Model.ModelID = Car.ModelID; </text:p>
      <text:p text:style-name="P7"/>
      <text:p text:style-name="P7">======================</text:p>
      <text:p text:style-name="Body_20_Text"><text:bookmark text:name="task1"/><text:span text:style-name="T6">In a car database there is a </text:span><text:span text:style-name="Source_20_Text"><text:span text:style-name="T6">Sale</text:span></text:span><text:span text:style-name="T6"> table with columns, </text:span><text:span text:style-name="Source_20_Text"><text:span text:style-name="T6">SaleID</text:span></text:span><text:span text:style-name="T6">, </text:span><text:span text:style-name="Source_20_Text"><text:span text:style-name="T6">CarID</text:span></text:span><text:span text:style-name="T6">, </text:span><text:span text:style-name="Source_20_Text"><text:span text:style-name="T6">CustomerID</text:span></text:span><text:span text:style-name="T6">, </text:span><text:span text:style-name="Source_20_Text"><text:span text:style-name="T6">LocationID</text:span></text:span><text:span text:style-name="T6">, </text:span><text:span text:style-name="Source_20_Text"><text:span text:style-name="T6">SalesRepID</text:span></text:span><text:span text:style-name="T6">, </text:span><text:span text:style-name="Source_20_Text"><text:span text:style-name="T6">SaleAmount</text:span></text:span><text:span text:style-name="T6"> and </text:span><text:span text:style-name="Source_20_Text"><text:span text:style-name="T6">SaleDate</text:span></text:span><text:span text:style-name="T6">. The database also has a </text:span><text:span text:style-name="Source_20_Text"><text:span text:style-name="T6">SalesRep</text:span></text:span><text:span text:style-name="T6"> table with columns, </text:span><text:span text:style-name="Source_20_Text"><text:span text:style-name="T6">SalesRepID</text:span></text:span><text:span text:style-name="T6">, </text:span><text:span text:style-name="Source_20_Text"><text:span text:style-name="T6">FirstName</text:span></text:span><text:span text:style-name="T6">, </text:span><text:span text:style-name="Source_20_Text"><text:span text:style-name="T6">LastName</text:span></text:span><text:span text:style-name="T6">, </text:span><text:span text:style-name="Source_20_Text"><text:span text:style-name="T6">SSN</text:span></text:span><text:span text:style-name="T6">, </text:span><text:span text:style-name="Source_20_Text"><text:span text:style-name="T6">PhoneNumber</text:span></text:span><text:span text:style-name="T6">, </text:span><text:span text:style-name="Source_20_Text"><text:span text:style-name="T6">StreetAddress</text:span></text:span><text:span text:style-name="T6">, </text:span><text:span text:style-name="Source_20_Text"><text:span text:style-name="T6">City</text:span></text:span><text:span text:style-name="T6">, </text:span><text:span text:style-name="Source_20_Text"><text:span text:style-name="T6">State</text:span></text:span><text:span text:style-name="T6"> and </text:span><text:span text:style-name="Source_20_Text"><text:span text:style-name="T6">ZipCode</text:span></text:span><text:span text:style-name="T6">.</text:span></text:p>
      <text:p text:style-name="P5">Show the First and Last Name of each sales rep along with SaleAmount from both the SalesRep and Sale tables in one result set.</text:p>
      <text:p text:style-name="P7"/>
      <text:p text:style-name="P3">Select FirstName, LastName, SaleAmount from SalesRep INNER JOIN Sale on SalesRep.SalesRepID = Sale.SalesRepID; </text:p>
      <text:p text:style-name="Body_20_Text"/>
      <text:p text:style-name="SubTitles">Outer Joins</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Select mk.MakeName, md.ModelName from make as mk LEFT OUTER JOIN model as md on mk.makeID = md.makeID;</text:p>
      <text:p text:style-name="Body_20_Text"/>
      <text:p text:style-name="Body_20_Text">Will return BMW with no model – there is no matching model record in the model table with the BMW Make ID</text:p>
      <text:p text:style-name="Body_20_Text">Note that when doing a left outer join, the order in which you specify the tables is important. The database engine will look for rows from the left table which is the one you specify first, immediately after the keyword from.</text:p>
      <text:p text:style-name="Body_20_Text"/>
      <text:p text:style-name="Body_20_Text"><text:soft-page-break/>Select mk.MakeName, COUNT(md.ModelName) AS NumberOfModels from make as mk LEFT <text:span text:style-name="T1">OUTER</text:span> JOIN model as md on mk.makeID = md.makeID GROUP BY mk.MakeName;</text:p>
      <text:p text:style-name="Body_20_Text">Returns BMW – 0</text:p>
      <text:p text:style-name="Body_20_Text">Select mk.MakeName, COUNT(md.ModelName) AS NumberOfModels from make as mk LEFT <text:span text:style-name="T1">INNER</text:span> JOIN model as md on mk.makeID = md.makeID GROUP BY mk.MakeName;</text:p>
      <text:p text:style-name="Body_20_Text">No BMW record returned</text:p>
      <text:p text:style-name="Body_20_Text"/>
      <text:p text:style-name="P10"><text:s/><text:span text:style-name="T7">Exercises</text:span></text:p>
      <text:p text:style-name="P7">=====================</text:p>
      <text:p text:style-name="Body_20_Text"><text:bookmark text:name="task2"/><text:span text:style-name="T6">In a car database there is a </text:span><text:span text:style-name="Source_20_Text"><text:span text:style-name="T6">Model</text:span></text:span><text:span text:style-name="T6"> table with columns, </text:span><text:span text:style-name="Source_20_Text"><text:span text:style-name="T6">ModelID</text:span></text:span><text:span text:style-name="T6">, </text:span><text:span text:style-name="Source_20_Text"><text:span text:style-name="T6">MakeID</text:span></text:span><text:span text:style-name="T6"> and </text:span><text:span text:style-name="Source_20_Text"><text:span text:style-name="T6">ModelName</text:span></text:span><text:span text:style-name="T6"> and a </text:span><text:span text:style-name="Source_20_Text"><text:span text:style-name="T6">Car</text:span></text:span><text:span text:style-name="T6"> table with columns, </text:span><text:span text:style-name="Source_20_Text"><text:span text:style-name="T6">CarID</text:span></text:span><text:span text:style-name="T6">, </text:span><text:span text:style-name="Source_20_Text"><text:span text:style-name="T6">ModelID</text:span></text:span><text:span text:style-name="T6">, </text:span><text:span text:style-name="Source_20_Text"><text:span text:style-name="T6">VIN</text:span></text:span><text:span text:style-name="T6">, </text:span><text:span text:style-name="Source_20_Text"><text:span text:style-name="T6">ModelYear</text:span></text:span><text:span text:style-name="T6"> and </text:span><text:span text:style-name="Source_20_Text"><text:span text:style-name="T6">StickerPrice</text:span></text:span><text:span text:style-name="T6">.</text:span></text:p>
      <text:p text:style-name="P5">Show all Model names from the Model table along with VIN from the Car table. Make sure models that aren’t in the Car table still show in the results!</text:p>
      <text:p text:style-name="P7"/>
      <text:p text:style-name="Code">Select ModelName, VIN from Model LEFT OUTER JOIN Car on Model.ModelID = Car.ModelID; </text:p>
      <text:p text:style-name="Body_20_Text"/>
      <text:p text:style-name="Body_20_Text">======================</text:p>
      <text:p text:style-name="Body_20_Text"><text:bookmark text:name="task3"/><text:span text:style-name="T5">In a car database there is a </text:span><text:span text:style-name="Source_20_Text"><text:span text:style-name="T5">Sale</text:span></text:span><text:span text:style-name="T5"> table with columns, </text:span><text:span text:style-name="Source_20_Text"><text:span text:style-name="T5">SaleID</text:span></text:span><text:span text:style-name="T5">, </text:span><text:span text:style-name="Source_20_Text"><text:span text:style-name="T5">CarID</text:span></text:span><text:span text:style-name="T5">, </text:span><text:span text:style-name="Source_20_Text"><text:span text:style-name="T5">CustomerID</text:span></text:span><text:span text:style-name="T5">, </text:span><text:span text:style-name="Source_20_Text"><text:span text:style-name="T5">LocationID</text:span></text:span><text:span text:style-name="T5">, </text:span><text:span text:style-name="Source_20_Text"><text:span text:style-name="T5">SalesRepID</text:span></text:span><text:span text:style-name="T5">, </text:span><text:span text:style-name="Source_20_Text"><text:span text:style-name="T5">SaleAmount</text:span></text:span><text:span text:style-name="T5"> and </text:span><text:span text:style-name="Source_20_Text"><text:span text:style-name="T5">SaleDate</text:span></text:span><text:span text:style-name="T5">. The database also has a </text:span><text:span text:style-name="Source_20_Text"><text:span text:style-name="T5">SalesRep</text:span></text:span><text:span text:style-name="T5"> table with columns, </text:span><text:span text:style-name="Source_20_Text"><text:span text:style-name="T5">SalesRepID</text:span></text:span><text:span text:style-name="T5">, </text:span><text:span text:style-name="Source_20_Text"><text:span text:style-name="T5">FirstName</text:span></text:span><text:span text:style-name="T5">, </text:span><text:span text:style-name="Source_20_Text"><text:span text:style-name="T5">LastName</text:span></text:span><text:span text:style-name="T5">, </text:span><text:span text:style-name="Source_20_Text"><text:span text:style-name="T5">SSN</text:span></text:span><text:span text:style-name="T5">, </text:span><text:span text:style-name="Source_20_Text"><text:span text:style-name="T5">PhoneNumber</text:span></text:span><text:span text:style-name="T5">, </text:span><text:span text:style-name="Source_20_Text"><text:span text:style-name="T5">StreetAddress</text:span></text:span><text:span text:style-name="T5">, </text:span><text:span text:style-name="Source_20_Text"><text:span text:style-name="T5">City</text:span></text:span><text:span text:style-name="T5">, </text:span><text:span text:style-name="Source_20_Text"><text:span text:style-name="T5">State</text:span></text:span><text:span text:style-name="T5"> and </text:span><text:span text:style-name="Source_20_Text"><text:span text:style-name="T5">ZipCode</text:span></text:span><text:span text:style-name="T5">.</text:span></text:p>
      <text:p text:style-name="P5">Show all SaleDate, SaleAmount, and SalesRep First and Last name from Sale and SalesRep. Make sure that all Sales appear in results even if there is no SalesRep associated to the sale.</text:p>
      <text:p text:style-name="Body_20_Text"/>
      <text:p text:style-name="Code">Select SaleDate, SaleAmount, FirstName, LastName from Sale LEFT OUTER JOIN SalesRep on Sale.SalesRepID = SalesRep.SalesRepID;</text:p>
      <text:p text:style-name="Body_20_Text"/>
      <text:p text:style-name="Body_20_Text"/>
      <text:p text:style-name="P7"><text:s/><text:span text:style-name="T7">Cross Joins</text:span></text:p>
      <text:p text:style-name="P7">You might be thinking, “What on earth is a Cross Join?” We didn’t cover Cross Joins because they are not very common, but they do serve a purpose. And being able to recognize a Cross Join can actually help you if you’re troubleshooting sometimes.</text:p>
      <text:p text:style-name="Body_20_Text"><text:span text:style-name="T4">A </text:span><text:span text:style-name="Strong_20_Emphasis"><text:span text:style-name="T4">Cross Join</text:span></text:span><text:span text:style-name="T4"> takes each row from the first table and matches it with every row in the second table. This can be useful if you ever need to select all possible combinations of rows from two tables. For instance, if I had two tables with 10 rows each and I cross joined them, I would get a 100 row result set back.</text:span></text:p>
      <text:p text:style-name="Body_20_Text"><text:span text:style-name="T4">Where this knowledge really comes in handy is if you ever see data that is being duplicated many times over unexpectedly in a query result, you may have done something wrong in your Inner Join that caused the matching criteria to be ignored. It’s a sign to go back and double check that you have the proper equality statement in the </text:span><text:span text:style-name="Strong_20_Emphasis"><text:span text:style-name="T4">ON</text:span></text:span><text:span text:style-name="T4"> portion of the Inner Join section.</text:span></text:p>
      <text:p text:style-name="P7"/>
      <text:p text:style-name="Section_20_Heading">Union Operations</text:p>
      <text:p text:style-name="Body_20_Text">One of the more common set operations in SQL is the UNION statement. Use to combine two data sets into one, <text:span text:style-name="T1">stacked one on top of the other</text:span>, unlike an inner join which puts data together side by side. </text:p>
      <text:p text:style-name="Body_20_Text"/>
      <text:p text:style-name="Body_20_Text"/>
      <text:p text:style-name="Body_20_Text">Tables – Make and Foreign Make</text:p>
      <text:p text:style-name="Body_20_Text"/>
      <text:p text:style-name="P15">All makes in db together</text:p>
      <text:p text:style-name="Code">SELECT * FROM Make Union SELECT * FROM ForeignMake;</text:p>
      <text:p text:style-name="Code"/>
      <text:p text:style-name="Body_20_Text">You have to have the same number of columns from each table</text:p>
      <text:p text:style-name="P4">Exercises</text:p>
      <text:p text:style-name="Code">=================</text:p>
      <text:p text:style-name="Body_20_Text"><text:bookmark text:name="task5"/><text:span text:style-name="T5">There are two tables </text:span><text:span text:style-name="Source_20_Text"><text:span text:style-name="T5">Fruit</text:span></text:span><text:span text:style-name="T5"> and </text:span><text:span text:style-name="Source_20_Text"><text:span text:style-name="T5">Vegetable</text:span></text:span><text:span text:style-name="T5"> table. The </text:span><text:span text:style-name="Source_20_Text"><text:span text:style-name="T5">Fruit</text:span></text:span><text:span text:style-name="T5"> table has a </text:span><text:span text:style-name="Source_20_Text"><text:span text:style-name="T5">FruitID</text:span></text:span><text:span text:style-name="T5"> and a </text:span><text:span text:style-name="Source_20_Text"><text:span text:style-name="T5">Name</text:span></text:span><text:span text:style-name="T5"> column and the </text:span><text:span text:style-name="Source_20_Text"><text:span text:style-name="T5">Vegetable</text:span></text:span><text:span text:style-name="T5"> table has a </text:span><text:span text:style-name="Source_20_Text"><text:span text:style-name="T5">VegetableID</text:span></text:span><text:span text:style-name="T5"> and </text:span><text:span text:style-name="Source_20_Text"><text:span text:style-name="T5">Name</text:span></text:span><text:span text:style-name="T5"> column.</text:span></text:p>
      <text:p text:style-name="P5">Create a distinct result set of fruit and vegetable names.</text:p>
      <text:p text:style-name="Code">Select Name FROM Fruit UNION Select Name FROM Vegetable; </text:p>
      <text:p text:style-name="Code"/>
      <text:p text:style-name="Code">==============</text:p>
      <text:p text:style-name="Body_20_Text"><text:bookmark text:name="task6"/><text:span text:style-name="T5">There are two tables </text:span><text:span text:style-name="Source_20_Text"><text:span text:style-name="T5">Fruit</text:span></text:span><text:span text:style-name="T5"> and </text:span><text:span text:style-name="Source_20_Text"><text:span text:style-name="T5">Vegetable</text:span></text:span><text:span text:style-name="T5"> table. The </text:span><text:span text:style-name="Source_20_Text"><text:span text:style-name="T5">Fruit</text:span></text:span><text:span text:style-name="T5"> table has a </text:span><text:span text:style-name="Source_20_Text"><text:span text:style-name="T5">FruitID</text:span></text:span><text:span text:style-name="T5"> and a </text:span><text:span text:style-name="Source_20_Text"><text:span text:style-name="T5">Name</text:span></text:span><text:span text:style-name="T5"> column and the </text:span><text:soft-page-break/><text:span text:style-name="Source_20_Text"><text:span text:style-name="T5">Vegetable</text:span></text:span><text:span text:style-name="T5"> table has a </text:span><text:span text:style-name="Source_20_Text"><text:span text:style-name="T5">VegetableID</text:span></text:span><text:span text:style-name="T5"> and </text:span><text:span text:style-name="Source_20_Text"><text:span text:style-name="T5">Name</text:span></text:span><text:span text:style-name="T5"> column.</text:span></text:p>
      <text:p text:style-name="P5">Create a list of all fruits and vegetables starting with the letters A through K . In other words all fruit and vegetables that don't start with the letter L to Z.</text:p>
      <text:p text:style-name="Code"/>
      <text:p text:style-name="Code">Select Name FROM Fruit WHERE Name &lt; "L" UNION Select Name FROM Vegetable WHERE Name &lt; "L"; </text:p>
      <text:p text:style-name="Code"/>
      <text:p text:style-name="SubTitles">Union ALL</text:p>
      <text:p text:style-name="P15">Another SQL set operation, UNION ALL, is almost the same as UNION, but will not eliminate duplicates. </text:p>
      <text:p text:style-name="P15">Exercises</text:p>
      <text:p text:style-name="P15">===============</text:p>
      <text:p text:style-name="Body_20_Text"><text:bookmark text:name="task7"/><text:span text:style-name="T5">There are two tables </text:span><text:span text:style-name="Source_20_Text"><text:span text:style-name="T5">Fruit</text:span></text:span><text:span text:style-name="T5"> and </text:span><text:span text:style-name="Source_20_Text"><text:span text:style-name="T5">Vegetable</text:span></text:span><text:span text:style-name="T5"> table. The </text:span><text:span text:style-name="Source_20_Text"><text:span text:style-name="T5">Fruit</text:span></text:span><text:span text:style-name="T5"> table has a </text:span><text:span text:style-name="Source_20_Text"><text:span text:style-name="T5">FruitID</text:span></text:span><text:span text:style-name="T5"> and a </text:span><text:span text:style-name="Source_20_Text"><text:span text:style-name="T5">Name</text:span></text:span><text:span text:style-name="T5"> column and the </text:span><text:span text:style-name="Source_20_Text"><text:span text:style-name="T5">Vegetable</text:span></text:span><text:span text:style-name="T5"> table has a </text:span><text:span text:style-name="Source_20_Text"><text:span text:style-name="T5">VegetableID</text:span></text:span><text:span text:style-name="T5"> and </text:span><text:span text:style-name="Source_20_Text"><text:span text:style-name="T5">Name</text:span></text:span><text:span text:style-name="T5"> column.</text:span></text:p>
      <text:p text:style-name="P5">Create a list of fruits and vegetables that includes any potential duplicate values. Ensure that it is in alphabetical order so that the duplicates are next to each other!</text:p>
      <text:p text:style-name="P15"/>
      <text:p text:style-name="Code">SELECT Name FROM Fruit UNION All SELECT Name FROM Vegetable ORDER BY Name; </text:p>
      <text:p text:style-name="P15"/>
      <text:p text:style-name="P15"/>
      <text:p text:style-name="SubTitles">Intersect Operations</text:p>
      <text:p text:style-name="Body_20_Text">INTERSECT is similar to an Inner Join. As with a UNION, they must have the same columns in both the left and right side of the SQL operation. </text:p>
      <text:p text:style-name="Body_20_Text"/>
      <text:p text:style-name="Body_20_Text"/>
      <text:p text:style-name="Body_20_Text">SELECT Product FROM Furniture INTERSECT SELECT Product FROM Electronics;</text:p>
      <text:p text:style-name="Body_20_Text"/>
      <text:p text:style-name="P11">Example</text:p>
      <text:p text:style-name="P13">============================</text:p>
      <text:p text:style-name="Body_20_Text"><text:bookmark text:name="task8"/><text:span text:style-name="T5">There are two tables </text:span><text:span text:style-name="Source_20_Text"><text:span text:style-name="T5">Fruit</text:span></text:span><text:span text:style-name="T5"> and </text:span><text:span text:style-name="Source_20_Text"><text:span text:style-name="T5">Vegetable</text:span></text:span><text:span text:style-name="T5"> table. The </text:span><text:span text:style-name="Source_20_Text"><text:span text:style-name="T5">Fruit</text:span></text:span><text:span text:style-name="T5"> table has a </text:span><text:span text:style-name="Source_20_Text"><text:span text:style-name="T5">FruitID</text:span></text:span><text:span text:style-name="T5"> and a </text:span><text:span text:style-name="Source_20_Text"><text:span text:style-name="T5">Name</text:span></text:span><text:span text:style-name="T5"> column and the </text:span><text:span text:style-name="Source_20_Text"><text:span text:style-name="T5">Vegetable</text:span></text:span><text:span text:style-name="T5"> table has a </text:span><text:span text:style-name="Source_20_Text"><text:span text:style-name="T5">VegetableID</text:span></text:span><text:span text:style-name="T5"> and </text:span><text:span text:style-name="Source_20_Text"><text:span text:style-name="T5">Name</text:span></text:span><text:span text:style-name="T5"> column.</text:span></text:p>
      <text:p text:style-name="P5">Create an alphabetical list of produce that is considered both a fruit and a vegetable.</text:p>
      <text:p text:style-name="P13"/>
      <text:p text:style-name="Code">SELECT Name FROM Fruit INTERSECT SELECT Name FROM Vegetable ORDER BY Name;</text:p>
      <text:p text:style-name="Body_20_Text"/>
      <text:p text:style-name="SubTitles">Except Operations</text:p>
      <text:p text:style-name="Body_20_Text">EXCEPT uses the same format as INTERCEPT, but outputs only the records that are <text:span text:style-name="T1">not</text:span> in the latter table. </text:p>
      <text:p text:style-name="Body_20_Text"/>
      <text:p text:style-name="Body_20_Text">SELECT Product from Furniture EXCEPT SELECT Product FROM Electronics;</text:p>
      <text:p text:style-name="Body_20_Text"/>
      <text:p text:style-name="Body_20_Text">Examples</text:p>
      <text:p text:style-name="Body_20_Text">==================</text:p>
      <text:p text:style-name="Body_20_Text"><text:bookmark text:name="task9"/><text:span text:style-name="T5">There are two tables </text:span><text:span text:style-name="Source_20_Text"><text:span text:style-name="T5">Fruit</text:span></text:span><text:span text:style-name="T5"> and </text:span><text:span text:style-name="Source_20_Text"><text:span text:style-name="T5">Vegetable</text:span></text:span><text:span text:style-name="T5"> table. The </text:span><text:span text:style-name="Source_20_Text"><text:span text:style-name="T5">Fruit</text:span></text:span><text:span text:style-name="T5"> table has a </text:span><text:span text:style-name="Source_20_Text"><text:span text:style-name="T5">FruitID</text:span></text:span><text:span text:style-name="T5"> and a </text:span><text:span text:style-name="Source_20_Text"><text:span text:style-name="T5">Name</text:span></text:span><text:span text:style-name="T5"> column and the </text:span><text:span text:style-name="Source_20_Text"><text:span text:style-name="T5">Vegetable</text:span></text:span><text:span text:style-name="T5"> table has a </text:span><text:span text:style-name="Source_20_Text"><text:span text:style-name="T5">VegetableID</text:span></text:span><text:span text:style-name="T5"> and </text:span><text:span text:style-name="Source_20_Text"><text:span text:style-name="T5">Name</text:span></text:span><text:span text:style-name="T5"> column.</text:span></text:p>
      <text:p text:style-name="P5">Create an alphabetical list of fruits that are NOT considered a vegetable.</text:p>
      <text:p text:style-name="P5"/>
      <text:p text:style-name="Code">SELECT Name from Fruit EXCEPT SELECT Name FROM Vegetable ORDER BY Name;</text:p>
      <text:p text:style-name="Body_20_Text"/>
      <text:p text:style-name="Body_20_Text"><text:bookmark text:name="task10"/><text:span text:style-name="T5">There are two tables </text:span><text:span text:style-name="Source_20_Text"><text:span text:style-name="T5">Fruit</text:span></text:span><text:span text:style-name="T5"> and </text:span><text:span text:style-name="Source_20_Text"><text:span text:style-name="T5">Vegetable</text:span></text:span><text:span text:style-name="T5"> table. The </text:span><text:span text:style-name="Source_20_Text"><text:span text:style-name="T5">Fruit</text:span></text:span><text:span text:style-name="T5"> table has a </text:span><text:span text:style-name="Source_20_Text"><text:span text:style-name="T5">FruitID</text:span></text:span><text:span text:style-name="T5"> and a </text:span><text:span text:style-name="Source_20_Text"><text:span text:style-name="T5">Name</text:span></text:span><text:span text:style-name="T5"> column and the </text:span><text:span text:style-name="Source_20_Text"><text:span text:style-name="T5">Vegetable</text:span></text:span><text:span text:style-name="T5"> table has a </text:span><text:span text:style-name="Source_20_Text"><text:span text:style-name="T5">VegetableID</text:span></text:span><text:span text:style-name="T5"> and </text:span><text:span text:style-name="Source_20_Text"><text:span text:style-name="T5">Name</text:span></text:span><text:span text:style-name="T5"> column.</text:span></text:p>
      <text:p text:style-name="P5">Create an alphabetical list of vegetables that are NOT considered a fruit.</text:p>
      <text:p text:style-name="Body_20_Text"/>
      <text:p text:style-name="Code">SELECT Name from Vegetable EXCEPT SELECT Name FROM Fruit ORDER BY Name;</text:p>
      <text:p text:style-name="Code"/>
      <text:p text:style-name="SubTitles">What are Subqueries?</text:p>
      <text:p text:style-name="Code">SELECT * FROM Sale WHERE CarID IN (<text:span text:style-name="T1">SELECT CarID FROM Car WHERE ModelYear = 2015</text:span>);</text:p>
      <text:p text:style-name="SubTitles"/>
      <text:p text:style-name="P17">Exercises</text:p>
      <text:p text:style-name="P17">===============</text:p>
      <text:p text:style-name="SubTitles"/>
      <text:p text:style-name="Body_20_Text"><text:bookmark text:name="task11"/><text:span text:style-name="T5">In a car database there is a </text:span><text:span text:style-name="Source_20_Text"><text:span text:style-name="T5">Model</text:span></text:span><text:span text:style-name="T5"> table with columns, </text:span><text:span text:style-name="Source_20_Text"><text:span text:style-name="T5">ModelID</text:span></text:span><text:span text:style-name="T5">, </text:span><text:span text:style-name="Source_20_Text"><text:span text:style-name="T5">MakeID</text:span></text:span><text:span text:style-name="T5"> and </text:span><text:span text:style-name="Source_20_Text"><text:span text:style-name="T5">ModelName</text:span></text:span><text:span text:style-name="T5"> and a </text:span><text:span text:style-name="Source_20_Text"><text:span text:style-name="T5">Car</text:span></text:span><text:span text:style-name="T5"> table with </text:span><text:soft-page-break/><text:span text:style-name="T5">columns, </text:span><text:span text:style-name="Source_20_Text"><text:span text:style-name="T5">CarID</text:span></text:span><text:span text:style-name="T5">, </text:span><text:span text:style-name="Source_20_Text"><text:span text:style-name="T5">ModelID</text:span></text:span><text:span text:style-name="T5">, </text:span><text:span text:style-name="Source_20_Text"><text:span text:style-name="T5">VIN</text:span></text:span><text:span text:style-name="T5">, </text:span><text:span text:style-name="Source_20_Text"><text:span text:style-name="T5">ModelYear</text:span></text:span><text:span text:style-name="T5"> and </text:span><text:span text:style-name="Source_20_Text"><text:span text:style-name="T5">StickerPrice</text:span></text:span><text:span text:style-name="T5">.</text:span></text:p>
      <text:p text:style-name="P5">Use a subquery along with IN to list all the Model Names with a Sticker Price greater than $30000</text:p>
      <text:p text:style-name="SubTitles"/>
      <text:p text:style-name="Code">SELECT ModelName FROM Model WHERE ModelID IN (SELECT ModelID FROM Car WHERE StickerPrice &gt; 30000);</text:p>
      <text:p text:style-name="P16">============</text:p>
      <text:p text:style-name="Body_20_Text"><text:bookmark text:name="task12"/><text:span text:style-name="T5">In a car database there is a </text:span><text:span text:style-name="Source_20_Text"><text:span text:style-name="T5">Sale</text:span></text:span><text:span text:style-name="T5"> table with columns, </text:span><text:span text:style-name="Source_20_Text"><text:span text:style-name="T5">SaleID</text:span></text:span><text:span text:style-name="T5">, </text:span><text:span text:style-name="Source_20_Text"><text:span text:style-name="T5">CarID</text:span></text:span><text:span text:style-name="T5">, </text:span><text:span text:style-name="Source_20_Text"><text:span text:style-name="T5">CustomerID</text:span></text:span><text:span text:style-name="T5">, </text:span><text:span text:style-name="Source_20_Text"><text:span text:style-name="T5">LocationID</text:span></text:span><text:span text:style-name="T5">, </text:span><text:span text:style-name="Source_20_Text"><text:span text:style-name="T5">SalesRepID</text:span></text:span><text:span text:style-name="T5">, </text:span><text:span text:style-name="Source_20_Text"><text:span text:style-name="T5">SaleAmount</text:span></text:span><text:span text:style-name="T5"> and </text:span><text:span text:style-name="Source_20_Text"><text:span text:style-name="T5">SaleDate</text:span></text:span><text:span text:style-name="T5"> and a </text:span><text:span text:style-name="Source_20_Text"><text:span text:style-name="T5">Car</text:span></text:span><text:span text:style-name="T5"> table with columns, </text:span><text:span text:style-name="Source_20_Text"><text:span text:style-name="T5">CarID</text:span></text:span><text:span text:style-name="T5">, </text:span><text:span text:style-name="Source_20_Text"><text:span text:style-name="T5">ModelID</text:span></text:span><text:span text:style-name="T5">, </text:span><text:span text:style-name="Source_20_Text"><text:span text:style-name="T5">VIN</text:span></text:span><text:span text:style-name="T5">, </text:span><text:span text:style-name="Source_20_Text"><text:span text:style-name="T5">ModelYear</text:span></text:span><text:span text:style-name="T5"> and </text:span><text:span text:style-name="Source_20_Text"><text:span text:style-name="T5">StickerPrice</text:span></text:span><text:span text:style-name="T5">.</text:span></text:p>
      <text:p text:style-name="P5">Use a subquery along with IN to list all sales of cars with Sticker Price greater than $30000. Include all columns.</text:p>
      <text:p text:style-name="SubTitles"/>
      <text:p text:style-name="Code">SELECT * FROM Sale WHERE CarID IN (SELECT CarID FROM Car WHERE StickerPrice &gt; 30000); </text:p>
      <text:p text:style-name="SubTitles"/>
      <text:p text:style-name="P16">================</text:p>
      <text:p text:style-name="Body_20_Text"><text:bookmark text:name="task13"/><text:span text:style-name="T5">In a car database there is a </text:span><text:span text:style-name="Source_20_Text"><text:span text:style-name="T5">Sale</text:span></text:span><text:span text:style-name="T5"> table with columns, </text:span><text:span text:style-name="Source_20_Text"><text:span text:style-name="T5">SaleID</text:span></text:span><text:span text:style-name="T5">, </text:span><text:span text:style-name="Source_20_Text"><text:span text:style-name="T5">CarID</text:span></text:span><text:span text:style-name="T5">, </text:span><text:span text:style-name="Source_20_Text"><text:span text:style-name="T5">CustomerID</text:span></text:span><text:span text:style-name="T5">, </text:span><text:span text:style-name="Source_20_Text"><text:span text:style-name="T5">LocationID</text:span></text:span><text:span text:style-name="T5">, </text:span><text:span text:style-name="Source_20_Text"><text:span text:style-name="T5">SalesRepID</text:span></text:span><text:span text:style-name="T5">, </text:span><text:span text:style-name="Source_20_Text"><text:span text:style-name="T5">SaleAmount</text:span></text:span><text:span text:style-name="T5"> and </text:span><text:span text:style-name="Source_20_Text"><text:span text:style-name="T5">SaleDate</text:span></text:span><text:span text:style-name="T5"> and a </text:span><text:span text:style-name="Source_20_Text"><text:span text:style-name="T5">Customer</text:span></text:span><text:span text:style-name="T5"> table with columns, </text:span><text:span text:style-name="Source_20_Text"><text:span text:style-name="T5">CustomerID</text:span></text:span><text:span text:style-name="T5">, </text:span><text:span text:style-name="Source_20_Text"><text:span text:style-name="T5">FirstName</text:span></text:span><text:span text:style-name="T5">, </text:span><text:span text:style-name="Source_20_Text"><text:span text:style-name="T5">LastName</text:span></text:span><text:span text:style-name="T5">, </text:span><text:span text:style-name="Source_20_Text"><text:span text:style-name="T5">Gender</text:span></text:span><text:span text:style-name="T5"> and </text:span><text:span text:style-name="Source_20_Text"><text:span text:style-name="T5">SSN</text:span></text:span><text:span text:style-name="T5">.</text:span></text:p>
      <text:p text:style-name="P5">Use a subquery along with IN to list all sales to female customers. (Gender = 'F') Select all columns.</text:p>
      <text:p text:style-name="SubTitles"/>
      <text:p text:style-name="Code">SELECT * FROM Sale WHERE CustomerID IN (SELECT CustomerID FROM Customer WHERE Gender = 'F'); </text:p>
      <text:p text:style-name="P16"><text:s/>=====================</text:p>
      <text:p text:style-name="SubTitles"/>
      <text:p text:style-name="SubTitles"/>
      <text:p text:style-name="Body_20_Text">You can only select one column in the subquery</text:p>
      <text:p text:style-name="SubTitles">Using a Subquery to Create a Temporary(Derived) Table</text:p>
      <text:p text:style-name="Body_20_Text"/>
      <text:p text:style-name="Code">SELECT * FROM Sale AS s </text:p>
      <text:p text:style-name="Code"><text:s text:c="2"/>INNER JOIN (SELECT CarID FROM Car WHERE ModelYear = 2015) AS temp</text:p>
      <text:p text:style-name="Code"><text:s text:c="2"/>ON s.CarID = temp.CarID;</text:p>
      <text:p text:style-name="Code"/>
      <text:p text:style-name="Body_20_Text">temp is derived table</text:p>
      <text:p text:style-name="Code"/>
      <text:p text:style-name="Code"/>
      <text:p text:style-name="P14"><text:span text:style-name="T8"><text:s/></text:span><text:span text:style-name="T9">Exercise</text:span></text:p>
      <text:p text:style-name="Body_20_Text">==============</text:p>
      <text:p text:style-name="Body_20_Text"><text:bookmark text:name="task14"/><text:span text:style-name="T5">In a car database there is a </text:span><text:span text:style-name="Source_20_Text"><text:span text:style-name="T5">Sale</text:span></text:span><text:span text:style-name="T5"> table with columns, </text:span><text:span text:style-name="Source_20_Text"><text:span text:style-name="T5">SaleID</text:span></text:span><text:span text:style-name="T5">, </text:span><text:span text:style-name="Source_20_Text"><text:span text:style-name="T5">CarID</text:span></text:span><text:span text:style-name="T5">, </text:span><text:span text:style-name="Source_20_Text"><text:span text:style-name="T5">CustomerID</text:span></text:span><text:span text:style-name="T5">, </text:span><text:span text:style-name="Source_20_Text"><text:span text:style-name="T5">LocationID</text:span></text:span><text:span text:style-name="T5">, </text:span><text:span text:style-name="Source_20_Text"><text:span text:style-name="T5">SalesRepID</text:span></text:span><text:span text:style-name="T5">, </text:span><text:span text:style-name="Source_20_Text"><text:span text:style-name="T5">SaleAmount</text:span></text:span><text:span text:style-name="T5"> and </text:span><text:span text:style-name="Source_20_Text"><text:span text:style-name="T5">SaleDate</text:span></text:span><text:span text:style-name="T5"> and a </text:span><text:span text:style-name="Source_20_Text"><text:span text:style-name="T5">Customer</text:span></text:span><text:span text:style-name="T5"> table with columns, </text:span><text:span text:style-name="Source_20_Text"><text:span text:style-name="T5">CustomerID</text:span></text:span><text:span text:style-name="T5">, </text:span><text:span text:style-name="Source_20_Text"><text:span text:style-name="T5">FirstName</text:span></text:span><text:span text:style-name="T5">, </text:span><text:span text:style-name="Source_20_Text"><text:span text:style-name="T5">LastName</text:span></text:span><text:span text:style-name="T5">, </text:span><text:span text:style-name="Source_20_Text"><text:span text:style-name="T5">Gender</text:span></text:span><text:span text:style-name="T5"> and </text:span><text:span text:style-name="Source_20_Text"><text:span text:style-name="T5">SSN</text:span></text:span><text:span text:style-name="T5">.</text:span></text:p>
      <text:p text:style-name="P5">Use a subquery as a derived table to show all sales to female ('F') customers. Select all columns from the Sale table only.</text:p>
      <text:p text:style-name="Code">SELECT * FROM Sale AS s </text:p>
      <text:p text:style-name="Code"><text:s text:c="2"/>INNER JOIN (SELECT CustomerID FROM Customer WHERE Gender = 'F') AS temp</text:p>
      <text:p text:style-name="Code"><text:s text:c="2"/>ON s.CustomerID = temp.CustomerID;</text:p>
      <text:p text:style-name="Code"/>
      <text:p text:style-name="Code"/>
      <text:p text:style-name="Code"/>
      <text:p text:style-name="Section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6-19T08:11:14.23</meta:creation-date>
    <dc:date>2017-06-30T09:53:15.85</dc:date>
    <dc:creator>Green Leaf Services</dc:creator>
    <meta:editing-duration>P5DT23H54S</meta:editing-duration>
    <meta:editing-cycles>49</meta:editing-cycles>
    <meta:generator>OpenOffice/4.1.3$Win32 OpenOffice.org_project/413m1$Build-9783</meta:generator>
    <meta:document-statistic meta:table-count="0" meta:image-count="0" meta:object-count="0" meta:page-count="10" meta:paragraph-count="315" meta:word-count="4720" meta:character-count="27026"/>
  </office:meta>
</office:document-meta>
</file>